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 style:font-name-asian="Segoe UI" style:font-name-complex="Tahoma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8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8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LB [B:C</text:span>] A e.g. LB [r0:r1] r3</text:p>
          </table:table-cell>
          <table:table-cell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reg</text:p>
          </table:table-cell>
          <table:table-cell table:style-name="Default" office:value-type="string" calcext:value-type="string">
            <text:p>reg</text:p>
          </table:table-cell>
          <table:table-cell table:style-name="Default" office:value-type="string" calcext:value-type="string">
            <text:p>-</text:p>
          </table:table-cell>
          <table:table-cell table:style-name="ce3" office:value-type="string" calcext:value-type="string">
            <text:p>ZF ⇒ PC ← [A&lt;&lt;8|B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if Not Zer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01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ISA EXT</text:p>
          </table:table-cell>
          <table:table-cell table:number-columns-repeated="6"/>
          <table:table-cell office:value-type="string" calcext:value-type="string">
            <text:p>Possible ISA extension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31:2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4T20:46:17.589000000</dc:date>
    <meta:editing-duration>PT4H4M55S</meta:editing-duration>
    <meta:editing-cycles>20</meta:editing-cycles>
    <meta:document-statistic meta:table-count="1" meta:cell-count="71" meta:object-count="0"/>
  </office:meta>
</office:document-meta>
</file>